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24" style:family="table-cell" style:parent-style-name="Default">
      <style:table-cell-properties fo:background-color="transparent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93" style:family="table-cell" style:parent-style-name="Default">
      <style:table-cell-properties fo:background-color="transparent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102" style:family="table-cell" style:parent-style-name="Default">
      <style:table-cell-properties fo:background-color="transparent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08" style:family="table-cell" style:parent-style-name="Default">
      <style:table-cell-properties fo:background-color="transparent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1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c9211e" style:text-line-through-style="none" style:text-line-through-type="none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line-through-style="none" style:text-line-through-type="none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27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ce128" style:family="table-cell" style:parent-style-name="Default" style:data-style-name="N11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40.588cm" svg:y="44.694cm">
            <draw:object draw:notify-on-update-of-ranges="Sheet1.R88:Sheet1.V88 Sheet1.Q89:Sheet1.Q89 Sheet1.R89:Sheet1.V89 Sheet1.Q90:Sheet1.Q90 Sheet1.R90:Sheet1.V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40.807cm" svg:y="57.149cm">
            <draw:object draw:notify-on-update-of-ranges="Sheet1.R88:Sheet1.S88 Sheet1.Q90:Sheet1.Q90 Sheet1.R90:Sheet1.S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0.575cm" svg:y="71.209cm">
            <draw:object draw:notify-on-update-of-ranges="Sheet1.R147:Sheet1.V147 Sheet1.Q148:Sheet1.Q148 Sheet1.R148:Sheet1.V148 Sheet1.Q149:Sheet1.Q149 Sheet1.R149:Sheet1.V1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R147:Sheet1.V147 Sheet1.Q149:Sheet1.Q149 Sheet1.R149:Sheet1.S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1.25cm" svg:x="40.543cm" svg:y="96.058cm">
            <draw:object draw:notify-on-update-of-ranges="Sheet1.R147:Sheet1.V147 Sheet1.Q148:Sheet1.Q148 Sheet1.R148:Sheet1.V1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41.386cm" svg:y="110.749cm">
            <draw:object draw:notify-on-update-of-ranges="Sheet1.Q234:Sheet1.Q234 Sheet1.Q236:Sheet1.Q236 Sheet1.R234:Sheet1.V2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42.682cm" svg:y="125.939cm">
            <draw:object draw:notify-on-update-of-ranges="Sheet1.R267:Sheet1.V267 Sheet1.Q268:Sheet1.Q268 Sheet1.R268:Sheet1.V2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default-cell-style-name="ce13"/>
        <table:table-column table:style-name="co6" table:default-cell-style-name="ce125"/>
        <table:table-column table:style-name="co8" table:default-cell-style-name="ce13"/>
        <table:table-column table:style-name="co6" table:number-columns-repeated="1007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5"/>
          <table:covered-table-cell table:number-columns-repeated="2" table:style-name="ce95"/>
          <table:covered-table-cell table:style-name="ce85"/>
          <table:table-cell table:style-name="ce95" table:number-columns-repeated="4"/>
          <table:table-cell table:style-name="ce119"/>
          <table:table-cell table:style-name="ce2" table:number-columns-repeated="1006"/>
          <table:table-cell table:number-columns-repeated="2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5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5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5" office:value-type="string" calcext:value-type="string">
            <text:p>Average FPS</text:p>
            <text:p>MEASUREMENT</text:p>
            <text:p>AVERAGED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120" office:value-type="string" calcext:value-type="string">
            <text:p>Relative inaccuracy</text:p>
            <text:p>During power measuring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6" office:value-type="string" calcext:value-type="string" table:number-columns-spanned="1" table:number-rows-spanned="19">
            <text:p>YoloV5n</text:p>
            <text:p>(640 x 640)</text:p>
          </table:table-cell>
          <table:table-cell table:style-name="ce26" office:value-type="string" calcext:value-type="string" table:number-columns-spanned="1" table:number-rows-spanned="14">
            <text:p>COCO2017 </text:p>
            <text:p>VAL</text:p>
          </table:table-cell>
          <table:table-cell table:style-name="ce26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6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0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0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121" table:formula="of:=ROUND(( ABS(([.G3] - AVERAGE([.G3:.G7];[.G12:.G21]))) / AVERAGE([.G3:.G7];[.G12:.G21] )) *100 ;3)" office:value-type="float" office:value="1.471" calcext:value-type="float">
            <text:p>1.471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122" table:formula="of:=ROUND(( ABS(([.G4] - AVERAGE([.G3:.G7];[.G12:.G21]))) / AVERAGE([.G3:.G7];[.G12:.G21] )) *100 ;3)" office:value-type="float" office:value="1.223" calcext:value-type="float">
            <text:p>1.223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122" table:formula="of:=ROUND(( ABS(([.G5] - AVERAGE([.G3:.G7];[.G12:.G21]))) / AVERAGE([.G3:.G7];[.G12:.G21] )) *100 ;3)" office:value-type="float" office:value="1.165" calcext:value-type="float">
            <text:p>1.165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122" table:formula="of:=ROUND(( ABS(([.G6] - AVERAGE([.G3:.G7];[.G12:.G21]))) / AVERAGE([.G3:.G7];[.G12:.G21] )) *100 ;3)" office:value-type="float" office:value="0.18" calcext:value-type="float">
            <text:p>0.18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122" table:formula="of:=ROUND(( ABS(([.G7] - AVERAGE([.G3:.G7];[.G12:.G21]))) / AVERAGE([.G3:.G7];[.G12:.G21] )) *100 ;3)" office:value-type="float" office:value="0.94" calcext:value-type="float">
            <text:p>0.94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6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0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0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121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6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6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0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0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style-name="ce121" table:formula="of:=ROUND(( ABS(([.G12]- AVERAGE([.G3:.G7];[.G12:.G21]))) / AVERAGE([.G3:.G7];[.G12:.G21] ));3)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style-name="ce122" table:formula="of:=ROUND(( ABS(([.G13]- AVERAGE([.G3:.G7];[.G12:.G21]))) / AVERAGE([.G3:.G7];[.G12:.G21] ));3)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style-name="ce122" table:formula="of:=ROUND(( ABS(([.G14]-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style-name="ce122" table:formula="of:=ROUND(( ABS(([.G15]- AVERAGE([.G3:.G7];[.G12:.G21]))) / AVERAGE([.G3:.G7];[.G12:.G21] ));3)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style-name="ce122" table:formula="of:=ROUND(( ABS(([.G16]-AVERAGE([.G3:.G7];[.G12:.G21]))) / AVERAGE([.G3:.G7];[.G12:.G21] ));3)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0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0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style-name="ce121" table:formula="of:=ROUND(( ABS(([.G17]-AVERAGE([.G3:.G7];[.G12:.G21]))) / AVERAGE([.G3:.G7];[.G12:.G21] ));3)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style-name="ce122" table:formula="of:=ROUND(( ABS(([.G18]- 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style-name="ce122" table:formula="of:=ROUND(( ABS(([.G19]- AVERAGE([.G3:.G7];[.G12:.G21]))) / AVERAGE([.G3:.G7];[.G12:.G21] ));3)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style-name="ce122" table:formula="of:=ROUND(( ABS(([.G20]- AVERAGE([.G3:.G7];[.G12:.G21]))) / AVERAGE([.G3:.G7];[.G12:.G21] ));3)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style-name="ce122" table:formula="of:=ROUND(( ABS(([.G21]-AVERAGE([.G3:.G7];[.G12:.G21]))) / AVERAGE([.G3:.G7];[.G12:.G21] ));3)" office:value-type="float" office:value="0.026" calcext:value-type="float">
            <text:p>0.02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50" office:value-type="string" calcext:value-type="string" table:number-columns-spanned="1" table:number-rows-spanned="14">
            <text:p>COCO2017 </text:p>
            <text:p>VAL</text:p>
          </table:table-cell>
          <table:table-cell table:style-name="ce50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1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1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style-name="ce121" table:formula="of:=ROUND(( ABS(([.G22] - AVERAGE([.G22:.G26];[.G31:.G40]))) / AVERAGE([.G22:.G26];[.G31:.G40])) *100 ;3)" office:value-type="float" office:value="1.031" calcext:value-type="float">
            <text:p>1.03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style-name="ce122" table:formula="of:=ROUND(( ABS(([.G23] - AVERAGE([.G22:.G26];[.G31:.G40]))) / AVERAGE([.G22:.G26];[.G31:.G40])) *100 ;3)" office:value-type="float" office:value="1.341" calcext:value-type="float">
            <text:p>1.34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style-name="ce122" table:formula="of:=ROUND(( ABS(([.G24] - AVERAGE([.G22:.G26];[.G31:.G40]))) / AVERAGE([.G22:.G26];[.G31:.G4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style-name="ce122" table:formula="of:=ROUND(( ABS(([.G25] - AVERAGE([.G22:.G26];[.G31:.G40]))) / AVERAGE([.G22:.G26];[.G31:.G40])) *100 ;3)" office:value-type="float" office:value="0.336" calcext:value-type="float">
            <text:p>0.33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style-name="ce122" table:formula="of:=ROUND(( ABS(([.G26] - AVERAGE([.G22:.G26];[.G31:.G40]))) / AVERAGE([.G22:.G26];[.G31:.G40])) *100 ;3)" office:value-type="float" office:value="0.376" calcext:value-type="float">
            <text:p>0.37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50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1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1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style-name="ce121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table-cell table:style-name="ce80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style-name="ce123" table:formula="of:=ROUND(( ABS(([.G31] - AVERAGE([.G22:.G26];[.G31:.G40]))) / AVERAGE([.G22:.G26];[.G31:.G40])) *100 ;3)" office:value-type="float" office:value="2.763" calcext:value-type="float">
            <text:p>2.7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2] - AVERAGE([.G22:.G26];[.G31:.G40]))) / AVERAGE([.G22:.G26];[.G31:.G40])) *100 ;3)" office:value-type="float" office:value="2.028" calcext:value-type="float">
            <text:p>2.02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3] - AVERAGE([.G22:.G26];[.G31:.G40]))) / AVERAGE([.G22:.G26];[.G31:.G40])) *100 ;3)" office:value-type="float" office:value="0.333" calcext:value-type="float">
            <text:p>0.33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4] - AVERAGE([.G22:.G26];[.G31:.G40]))) / AVERAGE([.G22:.G26];[.G31:.G40])) *100 ;3)" office:value-type="float" office:value="0.464" calcext:value-type="float">
            <text:p>0.46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5]- AVERAGE([.G22:.G26];[.G31:.G40]))) / AVERAGE([.G22:.G26];[.G31:.G40])) *100 ;3)" office:value-type="float" office:value="0.687" calcext:value-type="float">
            <text:p>0.687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style-name="ce123" table:formula="of:=ROUND(( ABS(([.G36] - AVERAGE([.G22:.G26];[.G31:.G40]))) / AVERAGE([.G22:.G26];[.G31:.G40])) *100 ;3)" office:value-type="float" office:value="1.089" calcext:value-type="float">
            <text:p>1.089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7] - AVERAGE([.G22:.G26];[.G31:.G40]))) / AVERAGE([.G22:.G26];[.G31:.G40])) *100 ;3)" office:value-type="float" office:value="0.084" calcext:value-type="float">
            <text:p>0.0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8] - AVERAGE([.G22:.G26];[.G31:.G40]))) / AVERAGE([.G22:.G26];[.G31:.G40])) *100 ;3)" office:value-type="float" office:value="1.75" calcext:value-type="float">
            <text:p>1.75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9] - AVERAGE([.G22:.G26];[.G31:.G40]))) / AVERAGE([.G22:.G26];[.G31:.G40])) *100 ;3)" office:value-type="float" office:value="1.363" calcext:value-type="float">
            <text:p>1.3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40] - AVERAGE([.G22:.G26];[.G31:.G40]))) / AVERAGE([.G22:.G26];[.G31:.G40])) *100 ;3)" office:value-type="float" office:value="2.413" calcext:value-type="float">
            <text:p>2.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40" office:value-type="string" calcext:value-type="string" table:number-columns-spanned="1" table:number-rows-spanned="15">
            <text:p>YoloV5m(640 x 640)</text:p>
          </table:table-cell>
          <table:table-cell table:style-name="ce53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2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style-name="ce123" table:formula="of:=ROUND(( ABS(([.G41] - AVERAGE([.G41:.G55]))) / AVERAGE([.G41:.G55])) *100 ;3)" office:value-type="float" office:value="1.388" calcext:value-type="float">
            <text:p>1.3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2] - AVERAGE([.G41:.G55]))) / AVERAGE([.G41:.G55])) *100 ;3)" office:value-type="float" office:value="0.17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3] - AVERAGE([.G41:.G55]))) / AVERAGE([.G41:.G55])) *100 ;3)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4] - AVERAGE([.G41:.G55]))) / AVERAGE([.G41:.G55])) *100 ;3)" office:value-type="float" office:value="0.232" calcext:value-type="float">
            <text:p>0.2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5] - AVERAGE([.G41:.G55]))) / AVERAGE([.G41:.G55])) *100 ;3)" office:value-type="float" office:value="0.434" calcext:value-type="float">
            <text:p>0.43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40"/>
          <table:covered-table-cell table:style-name="ce53"/>
          <table:table-cell table:style-name="ce53" office:value-type="string" calcext:value-type="string" table:number-columns-spanned="1" table:number-rows-spanned="10">
            <text:p>On LynSyn Status</text:p>
          </table:table-cell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style-name="ce123" table:formula="of:=ROUND(( ABS(([.G46] - AVERAGE([.G41:.G55]))) / AVERAGE([.G41:.G55])) *100 ;3)" office:value-type="float" office:value="0.898" calcext:value-type="float">
            <text:p>0.89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7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8] - AVERAGE([.G41:.G55]))) / AVERAGE([.G41:.G55])) *100 ;3)" office:value-type="float" office:value="0.935" calcext:value-type="float">
            <text:p>0.93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9] - AVERAGE([.G41:.G55]))) / AVERAGE([.G41:.G55])) *100 ;3)" office:value-type="float" office:value="1.803" calcext:value-type="float">
            <text:p>1.80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0] - AVERAGE([.G41:.G55]))) / AVERAGE([.G41:.G55])) *100 ;3)" office:value-type="float" office:value="0.091" calcext:value-type="float">
            <text:p>0.09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style-name="ce123" table:formula="of:=ROUND(( ABS(([.G51] - AVERAGE([.G41:.G55]))) / AVERAGE([.G41:.G55])) *100 ;3)" office:value-type="float" office:value="0.892" calcext:value-type="float">
            <text:p>0.89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2] - AVERAGE([.G41:.G55]))) / AVERAGE([.G41:.G55])) *100 ;3)" office:value-type="float" office:value="0.044" calcext:value-type="float">
            <text:p>0.04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3] - AVERAGE([.G41:.G55]))) / AVERAGE([.G41:.G55])) *100 ;3)" office:value-type="float" office:value="0.119" calcext:value-type="float">
            <text:p>0.11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4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5] - AVERAGE([.G41:.G55]))) / AVERAGE([.G41:.G55])) *100 ;3)" office:value-type="float" office:value="0.906" calcext:value-type="float">
            <text:p>0.90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5" office:value-type="string" calcext:value-type="string" table:number-columns-spanned="1" table:number-rows-spanned="15">
            <text:p>YoloV5l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style-name="ce123" table:formula="of:=ROUND(( ABS(([.G56] - AVERAGE([.G56:.G70]))) / AVERAGE([.G56:.G70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7] - AVERAGE([.G56:.G70]))) / AVERAGE([.G56:.G70])) *100 ;3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8] - AVERAGE([.G56:.G70]))) / AVERAGE([.G56:.G70])) *100 ;3)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9] - AVERAGE([.G56:.G70]))) / AVERAGE([.G56:.G70])) *100 ;3)"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0] - AVERAGE([.G56:.G70]))) / AVERAGE([.G56:.G70])) *100 ;3)" office:value-type="float" office:value="1.024" calcext:value-type="float">
            <text:p>1.02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5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style-name="ce123" table:formula="of:=ROUND(( ABS(([.G61] - AVERAGE([.G56:.G70]))) / AVERAGE([.G56:.G70])) *100 ;3)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2] - AVERAGE([.G56:.G70]))) / AVERAGE([.G56:.G70])) *100 ;3)" office:value-type="float" office:value="0.835" calcext:value-type="float">
            <text:p>0.8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3] - AVERAGE([.G56:.G70]))) / AVERAGE([.G56:.G70])) *100 ;3)" office:value-type="float" office:value="0.188" calcext:value-type="float">
            <text:p>0.18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4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5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style-name="ce123" table:formula="of:=ROUND(( ABS(([.G66]- AVERAGE([.G56:.G70]))) / AVERAGE([.G56:.G70])) *100 ;3)" office:value-type="float" office:value="0.868" calcext:value-type="float">
            <text:p>0.86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7] - AVERAGE([.G56:.G70]))) / AVERAGE([.G56:.G7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8] - AVERAGE([.G56:.G70]))) / AVERAGE([.G56:.G70])) *100 ;3)" office:value-type="float" office:value="0.164" calcext:value-type="float">
            <text:p>0.16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9] - AVERAGE([.G56:.G70]))) / AVERAGE([.G56:.G70])) *100 ;3)" office:value-type="float" office:value="0.428" calcext:value-type="float">
            <text:p>0.42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70] - AVERAGE([.G56:.G70]))) / AVERAGE([.G56:.G70])) *100 ;3)" office:value-type="float" office:value="0.076" calcext:value-type="float">
            <text:p>0.07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7" office:value-type="string" calcext:value-type="string" table:number-columns-spanned="1" table:number-rows-spanned="15">
            <text:p>YoloV5x(640 x 640)</text:p>
          </table:table-cell>
          <table:table-cell table:style-name="ce58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style-name="ce123" table:formula="of:=ROUND(( ABS(([.G71] - AVERAGE([.G71:.G85]))) / AVERAGE([.G71:.G85])) *100 ;3)" office:value-type="float" office:value="0.866" calcext:value-type="float">
            <text:p>0.86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2] - AVERAGE([.G71:.G85]))) / AVERAGE([.G71:.G85])) *100 ;3)" office:value-type="float" office:value="0.429" calcext:value-type="float">
            <text:p>0.429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3] - AVERAGE([.G71:.G85]))) / AVERAGE([.G71:.G85])) *100 ;3)" office:value-type="float" office:value="0.417" calcext:value-type="float">
            <text:p>0.417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4] - AVERAGE([.G71:.G85]))) / AVERAGE([.G71:.G85])) *100 ;3)" office:value-type="float" office:value="1.646" calcext:value-type="float">
            <text:p>1.64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5] - AVERAGE([.G71:.G85]))) / AVERAGE([.G71:.G85])) *100 ;3)" office:value-type="float" office:value="1.303" calcext:value-type="float">
            <text:p>1.303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7"/>
          <table:covered-table-cell table:style-name="ce58"/>
          <table:table-cell table:style-name="ce58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style-name="ce123" table:formula="of:=ROUND(( ABS(([.G76] - AVERAGE([.G71:.G85]))) / AVERAGE([.G71:.G85])) *100 ;3)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7] - AVERAGE([.G71:.G85]))) / AVERAGE([.G71:.G85])) *100 ;3)" office:value-type="float" office:value="0.741" calcext:value-type="float">
            <text:p>0.74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8] - AVERAGE([.G71:.G85]))) / AVERAGE([.G71:.G85])) *100 ;3)" office:value-type="float" office:value="0.788" calcext:value-type="float">
            <text:p>0.78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9] - AVERAGE([.G71:.G85]))) / AVERAGE([.G71:.G85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0] - AVERAGE([.G71:.G85]))) / AVERAGE([.G71:.G85])) *100 ;3)" office:value-type="float" office:value="0.528" calcext:value-type="float">
            <text:p>0.52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style-name="ce123" table:formula="of:=ROUND(( ABS(([.G81] - AVERAGE([.G71:.G85]))) / AVERAGE([.G71:.G85])) *100 ;3)" office:value-type="float" office:value="0.517" calcext:value-type="float">
            <text:p>0.51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2] - AVERAGE([.G71:.G85]))) / AVERAGE([.G71:.G85])) *100 ;3)" office:value-type="float" office:value="0.707" calcext:value-type="float">
            <text:p>0.70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3] - AVERAGE([.G71:.G85]))) / AVERAGE([.G71:.G85])) *100 ;3)" office:value-type="float" office:value="0.221" calcext:value-type="float">
            <text:p>0.22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5] - AVERAGE([.G71:.G85]))) / AVERAGE([.G71:.G85])) *100 ;3)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style-name="ce124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5s_paid_tier_sensor_reported#1</text:p>
          </table:table-cell>
          <table:table-cell table:style-name="ce49" office:value-type="string" calcext:value-type="string" table:number-columns-spanned="1" table:number-rows-spanned="8">
            <text:p>N/A</text:p>
          </table:table-cell>
          <table:table-cell table:style-name="ce49" office:value-type="string" calcext:value-type="string" table:number-columns-spanned="1" table:number-rows-spanned="8">
            <text:p>COCO2017VAL</text:p>
          </table:table-cell>
          <table:table-cell table:style-name="ce49" office:value-type="string" calcext:value-type="string" table:number-columns-spanned="1" table:number-rows-spanned="8">
            <text:p>Sensor monitoring</text:p>
            <text:p> Using thread</text:p>
            <text:p> (LynSyn GPIO  </text:p>
            <text:p>Commanded)</text:p>
          </table:table-cell>
          <table:table-cell table:style-name="ce49" office:value-type="string" calcext:value-type="string" table:number-columns-spanned="1" table:number-rows-spanned="8">
            <text:p>Nvidia Jetson Nano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136" calcext:value-type="float">
            <text:p>2.136</text:p>
          </table:table-cell>
          <table:table-cell table:style-name="ce93" table:formula="of:=ROUND(([.F86]*[.G86])/3600;5)" office:value-type="float" office:value="0.00297" calcext:value-type="float">
            <text:p>0.00297</text:p>
          </table:table-cell>
          <table:table-cell table:style-name="ce102" office:value-type="float" office:value="1.51" calcext:value-type="float">
            <text:p>1.51</text:p>
          </table:table-cell>
          <table:table-cell table:style-name="ce102" office:value-type="float" office:value="8" calcext:value-type="float">
            <text:p>8</text:p>
          </table:table-cell>
          <table:table-cell table:style-name="ce108" table:formula="of:=ROUND(([.H86]/[.J86])*1000;4)" office:value-type="float" office:value="0.3713" calcext:value-type="float">
            <text:p>0.3713</text:p>
          </table:table-cell>
          <table:table-cell table:style-name="ce93" table:formula="of:=([.G86]/[.I86])" office:value-type="float" office:value="1.41456953642384" calcext:value-type="float">
            <text:p>1.4145695364238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1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124" calcext:value-type="float">
            <text:p>2.124</text:p>
          </table:table-cell>
          <table:table-cell table:style-name="ce93" table:formula="of:=ROUND(([.F87]*[.G87])/3600;5)" office:value-type="float" office:value="0.0059" calcext:value-type="float">
            <text:p>0.0059</text:p>
          </table:table-cell>
          <table:table-cell table:style-name="ce102" office:value-type="float" office:value="1.38" calcext:value-type="float">
            <text:p>1.38</text:p>
          </table:table-cell>
          <table:table-cell table:style-name="ce102" office:value-type="float" office:value="14" calcext:value-type="float">
            <text:p>14</text:p>
          </table:table-cell>
          <table:table-cell table:style-name="ce108" table:formula="of:=ROUND(([.H87]/[.J87])*1000;4)" office:value-type="float" office:value="0.4214" calcext:value-type="float">
            <text:p>0.4214</text:p>
          </table:table-cell>
          <table:table-cell table:style-name="ce93" table:formula="of:=([.G87]/[.I87])" office:value-type="float" office:value="1.53913043478261" calcext:value-type="float">
            <text:p>1.53913043478261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Average FPS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2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.144" calcext:value-type="float">
            <text:p>2.144</text:p>
          </table:table-cell>
          <table:table-cell table:style-name="ce93" table:formula="of:=ROUND(([.F88]*[.G88])/3600;5)" office:value-type="float" office:value="0.01191" calcext:value-type="float">
            <text:p>0.01191</text:p>
          </table:table-cell>
          <table:table-cell table:style-name="ce102" office:value-type="float" office:value="1.53" calcext:value-type="float">
            <text:p>1.53</text:p>
          </table:table-cell>
          <table:table-cell table:style-name="ce102" office:value-type="float" office:value="31" calcext:value-type="float">
            <text:p>31</text:p>
          </table:table-cell>
          <table:table-cell table:style-name="ce108" table:formula="of:=ROUND(([.H88]/[.J88])*1000;4)" office:value-type="float" office:value="0.3842" calcext:value-type="float">
            <text:p>0.3842</text:p>
          </table:table-cell>
          <table:table-cell table:style-name="ce93" table:formula="of:=([.G88]/[.I88])" office:value-type="float" office:value="1.40130718954248" calcext:value-type="float">
            <text:p>1.40130718954248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4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.136" calcext:value-type="float">
            <text:p>2.136</text:p>
          </table:table-cell>
          <table:table-cell table:style-name="ce93" table:formula="of:=ROUND(([.F89]*[.G89])/3600;5)" office:value-type="float" office:value="0.02373" calcext:value-type="float">
            <text:p>0.02373</text:p>
          </table:table-cell>
          <table:table-cell table:style-name="ce102" office:value-type="float" office:value="1.4" calcext:value-type="float">
            <text:p>1.4</text:p>
          </table:table-cell>
          <table:table-cell table:style-name="ce102" office:value-type="float" office:value="57" calcext:value-type="float">
            <text:p>57</text:p>
          </table:table-cell>
          <table:table-cell table:style-name="ce108" table:formula="of:=ROUND(([.H89]/[.J89])*1000;4)" office:value-type="float" office:value="0.4163" calcext:value-type="float">
            <text:p>0.4163</text:p>
          </table:table-cell>
          <table:table-cell table:style-name="ce93" table:formula="of:=([.G89]/[.I89])" office:value-type="float" office:value="1.52571428571429" calcext:value-type="float">
            <text:p>1.52571428571429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</text:p>
          </table:table-cell>
          <table:table-cell table:style-name="ce127" table:formula="of:=AVERAGE([.N3];[.N12];[.N17])" office:value-type="float" office:value="12.3486666666667" calcext:value-type="float">
            <text:p>12.3486666666667</text:p>
          </table:table-cell>
          <table:table-cell table:style-name="ce127" table:formula="of:=AVERAGE([.N22];[.N31];[.N36])" office:value-type="float" office:value="6.082" calcext:value-type="float">
            <text:p>6.082</text:p>
          </table:table-cell>
          <table:table-cell table:style-name="ce127" table:formula="of:=AVERAGE([.N41:.N51])" office:value-type="float" office:value="2.78" calcext:value-type="float">
            <text:p>2.78</text:p>
          </table:table-cell>
          <table:table-cell table:style-name="ce127" table:formula="of:=+AVERAGE([.N56:.N66])" office:value-type="float" office:value="1.588" calcext:value-type="float">
            <text:p>1.588</text:p>
          </table:table-cell>
          <table:table-cell table:style-name="ce127" table:formula="of:=AVERAGE([.N71:.N81])" office:value-type="float" office:value="0.912666666666667" calcext:value-type="float">
            <text:p>0.912666666666667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5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218" calcext:value-type="float">
            <text:p>2.218</text:p>
          </table:table-cell>
          <table:table-cell table:style-name="ce93" table:formula="of:=ROUND(([.F90]*[.G90])/3600;5)" office:value-type="float" office:value="0.00308" calcext:value-type="float">
            <text:p>0.00308</text:p>
          </table:table-cell>
          <table:table-cell table:style-name="ce102" office:value-type="float" office:value="2.42" calcext:value-type="float">
            <text:p>2.42</text:p>
          </table:table-cell>
          <table:table-cell table:style-name="ce102" office:value-type="float" office:value="9" calcext:value-type="float">
            <text:p>9</text:p>
          </table:table-cell>
          <table:table-cell table:style-name="ce108" table:formula="of:=ROUND(([.H90]/[.J90])*1000;4)" office:value-type="float" office:value="0.3422" calcext:value-type="float">
            <text:p>0.3422</text:p>
          </table:table-cell>
          <table:table-cell table:style-name="ce93" table:formula="of:=([.G90]/[.I90])" office:value-type="float" office:value="0.916528925619835" calcext:value-type="float">
            <text:p>0.916528925619835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 (CPU)</text:p>
          </table:table-cell>
          <table:table-cell table:style-name="ce127" table:formula="of:=AVERAGE([.N8])" office:value-type="float" office:value="0.4375" calcext:value-type="float">
            <text:p>0.4375</text:p>
          </table:table-cell>
          <table:table-cell table:style-name="ce127" table:formula="of:=AVERAGE([.N27])" office:value-type="float" office:value="0.115" calcext:value-type="float">
            <text:p>0.115</text:p>
          </table:table-cell>
          <table:table-cell table:number-columns-repeated="3" table:style-name="ce127" office:value-type="string" calcext:value-type="string">
            <text:p>N/A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1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203" calcext:value-type="float">
            <text:p>2.203</text:p>
          </table:table-cell>
          <table:table-cell table:style-name="ce93" table:formula="of:=ROUND(([.F91]*[.G91])/3600;5)" office:value-type="float" office:value="0.00612" calcext:value-type="float">
            <text:p>0.00612</text:p>
          </table:table-cell>
          <table:table-cell table:style-name="ce102" office:value-type="float" office:value="2.23" calcext:value-type="float">
            <text:p>2.23</text:p>
          </table:table-cell>
          <table:table-cell table:style-name="ce102" office:value-type="float" office:value="18" calcext:value-type="float">
            <text:p>18</text:p>
          </table:table-cell>
          <table:table-cell table:style-name="ce108" table:formula="of:=ROUND(([.H91]/[.J91])*1000;4)" office:value-type="float" office:value="0.34" calcext:value-type="float">
            <text:p>0.34</text:p>
          </table:table-cell>
          <table:table-cell table:style-name="ce93" table:formula="of:=([.G91]/[.I91])" office:value-type="float" office:value="0.987892376681614" calcext:value-type="float">
            <text:p>0.98789237668161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2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93" table:formula="of:=ROUND(([.F92]*[.G92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2]/[.J92])*1000;4)" office:value-type="string" office:string-value="" calcext:value-type="error">
            <text:p>#DIV/0!</text:p>
          </table:table-cell>
          <table:table-cell table:style-name="ce93" table:formula="of:=([.G92]/[.I92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4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93" table:formula="of:=ROUND(([.F93]*[.G93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3]/[.J93])*1000;4)" office:value-type="string" office:string-value="" calcext:value-type="error">
            <text:p>#DIV/0!</text:p>
          </table:table-cell>
          <table:table-cell table:style-name="ce93" table:formula="of:=([.G93]/[.I93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16"/>
          <table:table-cell table:style-name="ce127" office:value-type="string" calcext:value-type="string">
            <text:p>Average mWh/frame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2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8" office:value-type="percentage" office:value="0.457" calcext:value-type="percentage">
            <text:p>45.70%</text:p>
          </table:table-cell>
          <table:table-cell table:style-name="ce128" office:value-type="percentage" office:value="0.568" calcext:value-type="percentage">
            <text:p>56.80%</text:p>
          </table:table-cell>
          <table:table-cell table:style-name="ce128" office:value-type="percentage" office:value="0.641" calcext:value-type="percentage">
            <text:p>64.10%</text:p>
          </table:table-cell>
          <table:table-cell table:style-name="ce128" office:value-type="percentage" office:value="0.673" calcext:value-type="percentage">
            <text:p>67.30%</text:p>
          </table:table-cell>
          <table:table-cell table:style-name="ce128" office:value-type="percentage" office:value="0.689" calcext:value-type="percentage">
            <text:p>68.90%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1:28:19.35556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5T12:16:04.469219665</dc:date>
    <meta:editing-duration>P3DT23H15M6S</meta:editing-duration>
    <meta:editing-cycles>404</meta:editing-cycles>
    <meta:document-statistic meta:table-count="1" meta:cell-count="95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6.283cm" svg:y="5.072cm" style:legend-expansion="high" chart:style-name="ch4"/>
        <chart:plot-area chart:style-name="ch5" table:cell-range-address="Sheet1.Q88:Sheet1.V90" chart:data-source-has-labels="both" svg:x="1.411cm" svg:y="2.27cm" svg:width="14.472cm" svg:height="7.766cm">
          <chartooo:coordinate-region svg:x="2.032cm" svg:y="2.47cm" svg:width="13.851cm" svg:height="6.919cm"/>
          <chart:axis chart:dimension="x" chart:name="primary-x" chart:style-name="ch6" chartooo:axis-type="auto">
            <chartooo:date-scale/>
            <chart:title svg:x="7.214cm" svg:y="10.26cm" chart:style-name="ch7">
              <text:p>YoloV5 Model Size</text:p>
            </chart:title>
            <chart:categories table:cell-range-address="Sheet1.R88:Sheet1.V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89:Sheet1.V89" chart:label-cell-address="Sheet1.Q89:Sheet1.Q89" chart:class="chart:bar">
            <chart:data-point chart:repeated="5"/>
          </chart:series>
          <chart:series chart:style-name="ch12" chart:values-cell-range-address="Sheet1.R90:Sheet1.V90" chart:label-cell-address="Sheet1.Q90:Sheet1.Q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V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89:Sheet1.Q89</svg:desc>
                </draw:g>
              </table:table-cell>
              <table:table-cell office:value-type="float" office:value="12.3486666666667">
                <text:p>12.3486666666667</text:p>
                <draw:g>
                  <svg:desc>Sheet1.R89:Sheet1.V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V90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31cm" style:legend-expansion="high" chart:style-name="ch4"/>
        <chart:plot-area chart:style-name="ch5" table:cell-range-address="Sheet1.R88:Sheet1.S88 Sheet1.Q90:Sheet1.S90" chart:data-source-has-labels="both" svg:x="1.411cm" svg:y="2.273cm" svg:width="14.472cm" svg:height="7.782cm">
          <chartooo:coordinate-region svg:x="2.323cm" svg:y="2.472cm" svg:width="13.56cm" svg:height="6.936cm"/>
          <chart:axis chart:dimension="x" chart:name="primary-x" chart:style-name="ch6" chartooo:axis-type="auto">
            <chartooo:date-scale/>
            <chart:title svg:x="7.214cm" svg:y="10.28cm" chart:style-name="ch7">
              <text:p>YoloV5 Model Size</text:p>
            </chart:title>
            <chart:categories table:cell-range-address="Sheet1.R88:Sheet1.S88"/>
            <chart:grid chart:style-name="ch8" chart:class="major"/>
          </chart:axis>
          <chart:axis chart:dimension="y" chart:name="primary-y" chart:style-name="ch9">
            <chart:title svg:x="0.451cm" svg:y="7.65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90:Sheet1.S90" chart:label-cell-address="Sheet1.Q90:Sheet1.Q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S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S90</svg:desc>
                </draw:g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Q147:Sheet1.V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series chart:style-name="ch12" chart:values-cell-range-address="Sheet1.R149:Sheet1.V149" chart:label-cell-address="Sheet1.Q149:Sheet1.Q14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V149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26cm" style:legend-expansion="high" chart:style-name="ch4"/>
        <chart:plot-area chart:style-name="ch5" table:cell-range-address="Sheet1.R147:Sheet1.V147 Sheet1.Q149:Sheet1.S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9:Sheet1.S149" chart:label-cell-address="Sheet1.Q149:Sheet1.Q14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S149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21cm" svg:y="0.361cm" chart:style-name="ch2">
          <text:p>YoloV5 Inference Performance - mWh/frame [G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7.315cm" svg:y="5.326cm" style:legend-expansion="high" chart:style-name="ch4"/>
        <chart:plot-area chart:style-name="ch5" table:cell-range-address="Sheet1.Q147:Sheet1.V148" chart:data-source-has-labels="both" svg:x="1.411cm" svg:y="2.273cm" svg:width="15.504cm" svg:height="7.772cm">
          <chartooo:coordinate-region svg:x="2.138cm" svg:y="2.472cm" svg:width="14.777cm" svg:height="6.926cm"/>
          <chart:axis chart:dimension="x" chart:name="primary-x" chart:style-name="ch6" chartooo:axis-type="auto">
            <chartooo:date-scale/>
            <chart:title svg:x="7.73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7.549cm" svg:y="0.361cm" chart:style-name="ch2">
          <text:p>YoloV5 Model Accuracy</text:p>
        </chart:title>
        <chart:subtitle svg:x="6.371cm" svg:y="1.365cm" chart:style-name="ch3">
          <text:p>As reported on YoloV5 Github Repository</text:p>
        </chart:subtitle>
        <chart:legend chart:legend-position="end" svg:x="17.923cm" svg:y="5.326cm" style:legend-expansion="high" chart:style-name="ch4"/>
        <chart:plot-area chart:style-name="ch5" table:cell-range-address="Sheet1.Q234:Sheet1.V234 Sheet1.Q236:Sheet1.Q236" chart:data-source-has-labels="both" svg:x="1.411cm" svg:y="2.273cm" svg:width="16.112cm" svg:height="7.772cm">
          <chartooo:coordinate-region svg:x="2.826cm" svg:y="2.472cm" svg:width="13.281cm" svg:height="7.374cm"/>
          <chart:axis chart:dimension="x" chart:name="primary-x" chart:style-name="ch6" chartooo:axis-type="auto">
            <chartooo:date-scale/>
            <chart:title svg:x="8.603cm" svg:y="10.27cm" chart:style-name="ch7">
              <text:p>Model Size</text:p>
            </chart:title>
            <chart:categories table:cell-range-address="Sheet1.Q234:Sheet1.Q234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Accuracy [%]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Sheet1.R234:Sheet1.V234" chart:label-cell-address="Sheet1.Q236:Sheet1.Q2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Q234:Sheet1.Q2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Q236:Sheet1.Q236</svg:desc>
                </draw:g>
              </table:table-cell>
              <table:table-cell office:value-type="float" office:value="0.457">
                <text:p>0.457</text:p>
                <draw:g>
                  <svg:desc>Sheet1.R234:Sheet1.V234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641">
                <text:p>0.641</text:p>
              </table:table-cell>
              <table:table-cell office:value-type="float" office:value="0.673">
                <text:p>0.673</text:p>
              </table:table-cell>
              <table:table-cell office:value-type="float" office:value="0.689">
                <text:p>0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109cm" svg:y="0.361cm" chart:style-name="ch2">
          <text:p>Number of trainable parameters for various YoloV5 models</text:p>
        </chart:title>
        <chart:subtitle svg:x="6.371cm" svg:y="1.365cm" chart:style-name="ch3">
          <text:p>As reported on YoloV5 Github Repository</text:p>
        </chart:subtitle>
        <chart:plot-area chart:style-name="ch4" table:cell-range-address="Sheet1.Q267:Sheet1.V268" chart:data-source-has-labels="both" svg:x="1.411cm" svg:y="2.273cm" svg:width="18.19cm" svg:height="7.772cm">
          <chartooo:coordinate-region svg:x="2.218cm" svg:y="2.472cm" svg:width="17.383cm" svg:height="6.926cm"/>
          <chart:axis chart:dimension="x" chart:name="primary-x" chart:style-name="ch5" chartooo:axis-type="auto">
            <chartooo:date-scale/>
            <chart:title svg:x="9.668cm" svg:y="10.27cm" chart:style-name="ch6">
              <text:p>Model size</text:p>
            </chart:title>
            <chart:categories table:cell-range-address="Sheet1.R267:Sheet1.V267"/>
            <chart:grid chart:style-name="ch7" chart:class="major"/>
          </chart:axis>
          <chart:axis chart:dimension="y" chart:name="primary-y" chart:style-name="ch8">
            <chart:title svg:x="0.451cm" svg:y="8.28cm" chart:style-name="ch9">
              <text:p>Parameter count (in Millions)</text:p>
            </chart:title>
            <chart:grid chart:style-name="ch7" chart:class="major"/>
          </chart:axis>
          <chart:series chart:style-name="ch10" chart:values-cell-range-address="Sheet1.R268:Sheet1.V268" chart:label-cell-address="Sheet1.Q268:Sheet1.Q2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267:Sheet1.V26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# Parameters (in Millions)</text:p>
                <draw:g>
                  <svg:desc>Sheet1.Q268:Sheet1.Q268</svg:desc>
                </draw:g>
              </table:table-cell>
              <table:table-cell office:value-type="float" office:value="1.9">
                <text:p>1.9</text:p>
                <draw:g>
                  <svg:desc>Sheet1.R268:Sheet1.V268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1.2">
                <text:p>21.2</text:p>
              </table:table-cell>
              <table:table-cell office:value-type="float" office:value="46.5">
                <text:p>46.5</text:p>
              </table:table-cell>
              <table:table-cell office:value-type="float" office:value="86.7">
                <text:p>8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